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32756C3CDC90BE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ans-serif" svg:font-family="sans-serif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7.0486in" style:page-number="auto" table:align="margins" style:writing-mode="lr-tb"/>
    </style:style>
    <style:style style:name="Tabla1.A" style:family="table-column">
      <style:table-column-properties style:column-width="7.0486in" style:rel-column-width="65535*"/>
    </style:style>
    <style:style style:name="Tabla1.A1" style:family="table-cell">
      <style:table-cell-properties fo:padding="0.0382in" fo:border-left="none" fo:border-right="none" fo:border-top="none" fo:border-bottom="2.5pt solid #000000"/>
    </style:style>
    <style:style style:name="Table3" style:family="table">
      <style:table-properties style:width="7.0486in" table:align="margins" style:writing-mode="lr-tb"/>
    </style:style>
    <style:style style:name="Table3.A" style:family="table-column">
      <style:table-column-properties style:column-width="7.0486in" style:rel-column-width="65535*"/>
    </style:style>
    <style:style style:name="Table3.A1" style:family="table-cell">
      <style:table-cell-properties fo:padding="0.0382in" fo:border-left="none" fo:border-right="none" fo:border-top="none" fo:border-bottom="1pt solid #000000"/>
    </style:style>
    <style:style style:name="Table1" style:family="table">
      <style:table-properties style:width="7.0486in" table:align="margins" style:writing-mode="lr-tb"/>
    </style:style>
    <style:style style:name="Table1.A" style:family="table-column">
      <style:table-column-properties style:column-width="7.0486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7.0486in" table:align="margins" style:writing-mode="lr-tb"/>
    </style:style>
    <style:style style:name="Table2.A" style:family="table-column">
      <style:table-column-properties style:column-width="7.0486in" style:rel-column-width="65535*"/>
    </style:style>
    <style:style style:name="Table2.A1" style:family="table-cell">
      <style:table-cell-properties fo:padding="0.0382in" fo:border="0.05pt solid #000000"/>
    </style:style>
    <style:style style:name="Table6" style:family="table">
      <style:table-properties style:width="7.0486in" table:align="margins" style:writing-mode="lr-tb"/>
    </style:style>
    <style:style style:name="Table6.A" style:family="table-column">
      <style:table-column-properties style:column-width="7.0486in" style:rel-column-width="65535*"/>
    </style:style>
    <style:style style:name="Table6.A1" style:family="table-cell">
      <style:table-cell-properties fo:padding="0.0382in" fo:border="0.05pt solid #000000"/>
    </style:style>
    <style:style style:name="Table8" style:family="table">
      <style:table-properties style:width="7.0486in" table:align="margins" style:writing-mode="lr-tb"/>
    </style:style>
    <style:style style:name="Table8.A" style:family="table-column">
      <style:table-column-properties style:column-width="7.04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7.0486in" table:align="margins" style:writing-mode="lr-tb"/>
    </style:style>
    <style:style style:name="Table9.A" style:family="table-column">
      <style:table-column-properties style:column-width="7.04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7.0486in" table:align="margins" style:writing-mode="lr-tb"/>
    </style:style>
    <style:style style:name="Table10.A" style:family="table-column">
      <style:table-column-properties style:column-width="7.0486in" style:rel-column-width="65535*"/>
    </style:style>
    <style:style style:name="Table10.A1" style:family="table-cell">
      <style:table-cell-properties fo:padding="0.0382in" fo:border="0.05pt solid #000000"/>
    </style:style>
    <style:style style:name="Table12" style:family="table">
      <style:table-properties style:width="7.0486in" table:align="margins" style:writing-mode="lr-tb"/>
    </style:style>
    <style:style style:name="Table12.A" style:family="table-column">
      <style:table-column-properties style:column-width="7.0486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7.0486in" table:align="margins" style:writing-mode="lr-tb"/>
    </style:style>
    <style:style style:name="Table13.A" style:family="table-column">
      <style:table-column-properties style:column-width="7.0486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7.0486in" table:align="margins" style:writing-mode="lr-tb"/>
    </style:style>
    <style:style style:name="Table14.A" style:family="table-column">
      <style:table-column-properties style:column-width="7.0486in" style:rel-column-width="65535*"/>
    </style:style>
    <style:style style:name="Table14.A1" style:family="table-cell">
      <style:table-cell-properties fo:padding="0.0382in" fo:border="0.05pt solid #000000"/>
    </style:style>
    <style:style style:name="P1" style:family="paragraph" style:parent-style-name="Encabezado1">
      <style:paragraph-properties fo:margin-top="0in" fo:margin-bottom="0in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in" fo:margin-bottom="0in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1181in" fo:margin-bottom="0.0591in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1638bc" officeooo:paragraph-rsid="001638bc"/>
    </style:style>
    <style:style style:name="P9" style:family="paragraph" style:parent-style-name="Table_20_Contents">
      <style:text-properties officeooo:rsid="001766a6" officeooo:paragraph-rsid="001766a6"/>
    </style:style>
    <style:style style:name="P10" style:family="paragraph" style:parent-style-name="Table_20_Contents">
      <style:text-properties officeooo:rsid="00193af8" officeooo:paragraph-rsid="00193af8"/>
    </style:style>
    <style:style style:name="P11" style:family="paragraph" style:parent-style-name="Table_20_Contents">
      <style:text-properties officeooo:rsid="00193af8" officeooo:paragraph-rsid="001e51cc"/>
    </style:style>
    <style:style style:name="P12" style:family="paragraph" style:parent-style-name="Table_20_Contents">
      <style:text-properties officeooo:rsid="00208f3f" officeooo:paragraph-rsid="00208f3f"/>
    </style:style>
    <style:style style:name="P13" style:family="paragraph" style:parent-style-name="Table_20_Contents">
      <style:text-properties officeooo:rsid="0020f220" officeooo:paragraph-rsid="0020f220"/>
    </style:style>
    <style:style style:name="P14" style:family="paragraph" style:parent-style-name="Table_20_Contents">
      <style:text-properties officeooo:rsid="00211952" officeooo:paragraph-rsid="00211952"/>
    </style:style>
    <style:style style:name="P15" style:family="paragraph" style:parent-style-name="Table_20_Contents">
      <style:text-properties officeooo:rsid="002253af" officeooo:paragraph-rsid="002253af"/>
    </style:style>
    <style:style style:name="P16" style:family="paragraph" style:parent-style-name="Table_20_Contents">
      <style:text-properties officeooo:rsid="002593b5" officeooo:paragraph-rsid="002593b5"/>
    </style:style>
    <style:style style:name="P17" style:family="paragraph" style:parent-style-name="Table_20_Contents">
      <style:text-properties officeooo:rsid="002593b5" officeooo:paragraph-rsid="002813be"/>
    </style:style>
    <style:style style:name="P18" style:family="paragraph" style:parent-style-name="Table_20_Contents">
      <style:text-properties officeooo:rsid="0029912f" officeooo:paragraph-rsid="0029912f"/>
    </style:style>
    <style:style style:name="P19" style:family="paragraph" style:parent-style-name="Table_20_Contents">
      <style:text-properties officeooo:rsid="002b550d" officeooo:paragraph-rsid="002b550d"/>
    </style:style>
    <style:style style:name="P20" style:family="paragraph" style:parent-style-name="Table_20_Contents">
      <style:text-properties officeooo:rsid="002bb55f" officeooo:paragraph-rsid="002bb55f"/>
    </style:style>
    <style:style style:name="P21" style:family="paragraph" style:parent-style-name="Table_20_Contents">
      <style:text-properties officeooo:paragraph-rsid="002bb55f"/>
    </style:style>
    <style:style style:name="P22" style:family="paragraph" style:parent-style-name="Table_20_Contents">
      <style:paragraph-properties fo:margin-left="0in" fo:margin-right="0in" fo:orphans="2" fo:widows="2" fo:text-indent="0in" style:auto-text-indent="false"/>
      <style:text-properties officeooo:paragraph-rsid="002d6f74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51cc"/>
    </style:style>
    <style:style style:name="T4" style:family="text">
      <style:text-properties officeooo:rsid="00268016"/>
    </style:style>
    <style:style style:name="T5" style:family="text">
      <style:text-properties officeooo:rsid="00271d94"/>
    </style:style>
    <style:style style:name="T6" style:family="text">
      <style:text-properties officeooo:rsid="002813be"/>
    </style:style>
    <style:style style:name="T7" style:family="text">
      <style:text-properties fo:font-variant="normal" fo:text-transform="none" fo:color="#222222" style:font-name="sans-serif" fo:font-size="9pt" fo:letter-spacing="normal" fo:font-style="normal" fo:font-weight="normal"/>
    </style:style>
    <style:style style:name="T8" style:family="text">
      <style:text-properties fo:font-variant="normal" fo:text-transform="none" fo:color="#222222" fo:letter-spacing="normal"/>
    </style:style>
    <style:style style:name="T9" style:family="text">
      <style:text-properties fo:font-variant="normal" fo:text-transform="none" fo:color="#222222" fo:letter-spacing="normal" fo:font-style="normal" fo:font-weight="normal"/>
    </style:style>
    <style:style style:name="T10" style:family="text">
      <style:text-properties fo:font-variant="normal" fo:text-transform="none" fo:color="#222222" fo:font-size="9pt" fo:letter-spacing="normal" fo:font-style="normal" fo:font-weight="normal"/>
    </style:style>
    <style:style style:name="T11" style:family="text">
      <style:text-properties fo:font-variant="normal" fo:text-transform="none" fo:color="#222222" style:font-name="DejaVu Serif1" fo:font-size="10pt" fo:letter-spacing="normal" fo:font-style="normal" fo:font-weight="normal" officeooo:rsid="002d6f74" style:font-size-asian="10pt" style:font-size-complex="10pt"/>
    </style:style>
    <style:style style:name="T12" style:family="text">
      <style:text-properties fo:font-variant="normal" fo:text-transform="none" fo:color="#222222" style:font-name="DejaVu Serif1" fo:font-size="10pt" fo:letter-spacing="normal" fo:font-style="normal" fo:font-weight="normal" officeooo:rsid="0030fc54" style:font-size-asian="10pt" style:font-size-complex="10pt"/>
    </style:style>
    <style:style style:name="T13" style:family="text">
      <style:text-properties fo:font-variant="normal" fo:text-transform="none" fo:color="#335577" style:text-line-through-style="none" style:text-line-through-type="none" style:font-name="sans-serif" fo:font-size="9pt" fo:letter-spacing="normal" fo:font-style="normal" style:text-underline-style="none" fo:font-weight="bold" style:text-blinking="false" fo:background-color="#ffffff" loext:char-shading-value="0" loext:padding="0in" loext:border="none"/>
    </style:style>
    <style:style style:name="T14" style:family="text">
      <style:text-properties officeooo:rsid="002bb55f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6.972in" svg:height="0.4382in" draw:z-index="0"><draw:image xlink:href="Pictures/100002010000041A0000004232756C3CDC90BE67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1. Herramientas de administración básica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>Rubén Calvo Villazán - 76065313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c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actividad 1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8">#!/bin/bash</text:p>
            <text:p text:style-name="P8"/>
            <text:p text:style-name="P8"># Script que automatiza el proceso de obtener privilegios root en las aulas</text:p>
            <text:p text:style-name="P8">cp /fenix/depar/lsi/UML/*.gz /tmp</text:p>
            <text:p text:style-name="P8">cd /tmp</text:p>
            <text:p text:style-name="P8">gunzip *.gz</text:p>
            <text:p text:style-name="P8">./kernel32-3.0.4 ubda=./Fedora14-x86-root_fs mem=1024m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1.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">1º) <text:bookmark-start text:name="__DdeLink__169_1690040762"/><text:span text:style-name="T3">sudo useradd -d /home/user -m -s /bin/bash user</text:span><text:bookmark-end text:name="__DdeLink__169_1690040762"/></text:p>
            <text:p text:style-name="P11"><text:s/><text:span text:style-name="T3">sudo useradd -d /home/user2 -m -s /bin/bash user2</text:span></text:p>
            <text:p text:style-name="P10">2º)</text:p>
            <text:p text:style-name="P12">sudo userdel user</text:p>
            <text:p text:style-name="P13">Deja el directorio /user en home</text:p>
            <text:p text:style-name="P10">3º)</text:p>
            <text:p text:style-name="P14">Hacemos sudo -u user</text:p>
            <text:p text:style-name="P14">Haciendo ls -a en su directorio personal tiene:</text:p>
            <text:p text:style-name="P14">. <text:s text:c="13"/>.bash_profile <text:s/>.extend.bashrc <text:s text:c="2"/>.local <text:s text:c="4"/>.xinitrc</text:p>
            <text:p text:style-name="P14">.. <text:s text:c="12"/>.bashrc <text:s text:c="7"/>.extend.xinitrc <text:s/>.mozilla <text:s text:c="2"/>.xprofile</text:p>
            <text:p text:style-name="P14">.bash_history <text:s/>.config <text:s text:c="7"/>.guayadeque <text:s text:c="5"/>.profile <text:s text:c="2"/>.Xresources</text:p>
            <text:p text:style-name="P14">.bash_logout <text:s text:c="2"/>.dir_colors <text:s text:c="3"/>.icons <text:s text:c="10"/>.Xclients <text:s/>.xsession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Mi solución a la <text:span text:style-name="T2">actividad 1.6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5"/>
            <text:p text:style-name="P15">1º)</text:p>
            <text:p text:style-name="P16"><text:bookmark-start text:name="__DdeLink__223_1690040762"/>groupadd g <text:span text:style-name="T5"># Crea el grupo</text:span></text:p>
            <text:p text:style-name="P16">gpasswd -a <text:span text:style-name="T4">user</text:span> g1 <text:span text:style-name="T5"># Lo añade al usuario</text:span><text:bookmark-end text:name="__DdeLink__223_1690040762"/></text:p>
            <text:p text:style-name="P17">groupadd g<text:span text:style-name="T6">2</text:span> <text:span text:style-name="T5"># Crea el grupo</text:span></text:p>
            <text:p text:style-name="P17">gpasswd -a <text:span text:style-name="T4">user</text:span> g<text:span text:style-name="T6">2</text:span> <text:span text:style-name="T5"># Lo añade al usuario</text:span></text:p>
            <text:p text:style-name="P15">2º)</text:p>
            <text:p text:style-name="P18">uid=0(root) gid=0(root) groups=0(root),1(bin),2(daemon),3(sys),4(adm),6(disk),10(wheel),19(log)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1.8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9">En /var/tmp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1.10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0"># /etc/fstab: static file system information.</text:p>
            <text:p text:style-name="P20">#</text:p>
            <text:p text:style-name="P20"># Use 'blkid' to print the universally unique identifier for a device; this may</text:p>
            <text:p text:style-name="P20"># be used with UUID= as a more robust way to name devices that works even if</text:p>
            <text:p text:style-name="P20"># disks are added and removed. See fstab(5).</text:p>
            <text:p text:style-name="P20">#</text:p>
            <text:p text:style-name="P20"># &lt;file system&gt; <text:s text:c="26"/>&lt;mount point&gt; <text:s/>&lt;type&gt; <text:s/>&lt;options&gt; <text:s/>&lt;dump&gt; <text:s/>&lt;pass&gt;</text:p>
            <text:p text:style-name="P20">UUID=e2826ce5-0d88-481e-bbc8-89387d1d1357 swap <text:s text:c="10"/>swap <text:s text:c="3"/>defaults,noatime 0 <text:s text:c="6"/>0</text:p>
            <text:p text:style-name="P21"><text:span text:style-name="T14">UUID=403dba47-d6e4-45b0-9a49-91d85d7b1f0b / <text:s text:c="13"/>ext4 <text:s text:c="3"/>defaults,noatime 0 <text:s text:c="6"/>1</text:span></text:p>
            <text:p text:style-name="P22"><text:span text:style-name="T11">- El archivo /etc/fstab es usado para definir cómo las particiones, distintos dispositivos de bloques o sistemas de archivos remotos deben ser montados e integrados en el sistem</text:span><text:span text:style-name="T12">a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sans-serif" svg:font-family="sans-serif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1.9689in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Encabezado1">
      <style:paragraph-properties fo:margin-top="0in" fo:margin-bottom="0in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in" fo:margin-bottom="0in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8.2681in" fo:page-height="11.6929in" style:num-format="1" style:print-orientation="portrait" fo:margin-top="0.5in" fo:margin-bottom="0.5in" fo:margin-left="0.5909in" fo:margin-right="0.6283in" style:writing-mode="lr-tb" style:layout-grid-color="#c0c0c0" style:layout-grid-lines="271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902in" fo:margin-left="0in" fo:margin-right="0in" fo:margin-top="0.0508in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06</meta:editing-cycles>
    <meta:creation-date>2011-10-05T09:46:35.67</meta:creation-date>
    <meta:editing-duration>P1DT35M24S</meta:editing-duration>
    <meta:generator>LibreOffice/5.1.6.2.0$Linux_X86_64 LibreOffice_project/10m0$Build-2</meta:generator>
    <dc:date>2016-11-30T00:23:52.201476095</dc:date>
    <meta:print-date>2011-10-06T10:39:21.37</meta:print-date>
    <meta:document-statistic meta:table-count="11" meta:image-count="1" meta:object-count="0" meta:page-count="3" meta:paragraph-count="54" meta:word-count="373" meta:character-count="2573" meta:non-whitespace-character-count="2099"/>
    <meta:user-defined meta:name="Información 1"/>
    <meta:user-defined meta:name="Información 2"/>
    <meta:user-defined meta:name="Información 3"/>
    <meta:user-defined meta:name="Información 4"/>
  </office:meta>
</office:document-meta>
</file>